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ai" svg:font-family="Arai" style:font-pitch="variable"/>
    <style:font-face style:name="Arai1" svg:font-family="Arai" style:font-adornments="Regular"/>
    <style:font-face style:name="Arai2" svg:font-family="Arai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roman" style:font-pitch="variable"/>
    <style:font-face style:name="Times New Roman" svg:font-family="'Times New Roman'" style:font-pitch="variable"/>
    <style:font-face style:name="Times New Roman1" svg:font-family="'Times New Roman', 'Times New Roman'" style:font-family-generic="roman"/>
    <style:font-face style:name="Times New Roman2" svg:font-family="'Times New Roman'"/>
    <style:font-face style:name="Times New Roman3" svg:font-family="'Times New Roman', 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96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48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473cm" fo:min-width="2.54cm" fo:padding-top="0.035cm" fo:padding-bottom="0.035cm" fo:padding-left="0.035cm" fo:padding-right="0.035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Arai1" fo:font-size="8pt" fo:font-style="italic" style:font-size-asian="10pt" style:font-style-asian="italic" style:font-size-complex="10pt" style:font-style-complex="italic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8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style:font-name="Arai1" fo:font-size="8pt" fo:font-style="italic" style:font-size-asian="10pt" style:font-style-asian="italic" style:font-size-complex="10pt" style:font-style-complex="italic"/>
    </style:style>
    <style:style style:name="T1" style:family="text">
      <style:text-properties fo:color="#000000" loext:opacity="100%" style:font-name="Times New Roman2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2" style:family="text">
      <style:text-properties fo:color="#000000" loext:opacity="100%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3" style:family="text">
      <style:text-properties fo:color="#000000" loext:opacity="100%" style:font-name="Arai1" fo:font-size="8pt" fo:font-style="italic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fo:color="#000000" loext:opacity="100%" style:font-name="Arial1" fo:font-size="7pt" fo:font-style="italic" style:font-name-asian="Arial1" style:font-size-asian="7pt" style:font-style-asian="italic" style:font-name-complex="Arial1" style:font-size-complex="7pt" style:font-style-complex="italic"/>
    </style:style>
    <style:style style:name="T5" style:family="text">
      <style:text-properties fo:color="#000000" loext:opacity="100%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6" style:family="text">
      <style:text-properties fo:color="#000000" loext:opacity="100%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7" style:family="text">
      <style:text-properties fo:color="#000000" loext:opacity="100%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8" style:family="text">
      <style:text-properties fo:color="#000000" loext:opacity="100%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5">
        <draw:line draw:style-name="gr1" draw:text-style-name="P1" draw:layer="layout" svg:x1="14.71cm" svg:y1="2.808cm" svg:x2="7.71cm" svg:y2="2.808cm">
          <text:p/>
        </draw:line>
        <draw:polyline draw:style-name="gr1" draw:text-style-name="P1" draw:layer="layout" svg:width="5cm" svg:height="4cm" svg:x="14.71cm" svg:y="2.808cm" svg:viewBox="0 0 5001 4001" draw:points="5001,0 0,0 0,4001">
          <text:p/>
        </draw:polyline>
        <draw:line draw:style-name="gr1" draw:text-style-name="P1" draw:layer="layout" svg:x1="7.71cm" svg:y1="1.308cm" svg:x2="7.71cm" svg:y2="6.808cm">
          <text:p/>
        </draw:line>
        <draw:line draw:style-name="gr1" draw:text-style-name="P1" draw:layer="layout" svg:x1="6.71cm" svg:y1="1.308cm" svg:x2="6.71cm" svg:y2="6.808cm">
          <text:p/>
        </draw:line>
        <draw:line draw:style-name="gr1" draw:text-style-name="P1" draw:layer="layout" svg:x1="5.211cm" svg:y1="1.308cm" svg:x2="5.211cm" svg:y2="6.808cm">
          <text:p/>
        </draw:line>
        <draw:line draw:style-name="gr1" draw:text-style-name="P1" draw:layer="layout" svg:x1="7.711cm" svg:y1="3.808cm" svg:x2="1.211cm" svg:y2="3.808cm">
          <text:p/>
        </draw:line>
        <draw:line draw:style-name="gr1" draw:text-style-name="P1" draw:layer="layout" svg:x1="14.709cm" svg:y1="5.308cm" svg:x2="7.71cm" svg:y2="5.308cm">
          <text:p/>
        </draw:line>
        <draw:line draw:style-name="gr1" draw:text-style-name="P1" draw:layer="layout" svg:x1="1.96cm" svg:y1="1.308cm" svg:x2="1.96cm" svg:y2="3.808cm">
          <text:p/>
        </draw:line>
        <draw:line draw:style-name="gr1" draw:text-style-name="P1" draw:layer="layout" svg:x1="2.96cm" svg:y1="1.308cm" svg:x2="2.96cm" svg:y2="3.808cm">
          <text:p/>
        </draw:line>
        <draw:line draw:style-name="gr2" draw:text-style-name="P1" draw:layer="layout" svg:x1="1.211cm" svg:y1="4.308cm" svg:x2="7.711cm" svg:y2="4.308cm">
          <text:p/>
        </draw:line>
        <draw:line draw:style-name="gr2" draw:text-style-name="P1" draw:layer="layout" svg:x1="1.211cm" svg:y1="4.808cm" svg:x2="7.711cm" svg:y2="4.808cm">
          <text:p/>
        </draw:line>
        <draw:line draw:style-name="gr2" draw:text-style-name="P1" draw:layer="layout" svg:x1="1.211cm" svg:y1="5.308cm" svg:x2="7.711cm" svg:y2="5.308cm">
          <text:p/>
        </draw:line>
        <draw:line draw:style-name="gr2" draw:text-style-name="P1" draw:layer="layout" svg:x1="1.211cm" svg:y1="5.808cm" svg:x2="7.711cm" svg:y2="5.808cm">
          <text:p/>
        </draw:line>
        <draw:line draw:style-name="gr2" draw:text-style-name="P1" draw:layer="layout" svg:x1="1.211cm" svg:y1="6.308cm" svg:x2="7.711cm" svg:y2="6.308cm">
          <text:p/>
        </draw:line>
        <draw:line draw:style-name="gr1" draw:text-style-name="P1" draw:layer="layout" svg:x1="2.96cm" svg:y1="3.808cm" svg:x2="2.96cm" svg:y2="6.807cm">
          <text:p/>
        </draw:line>
        <draw:frame draw:style-name="gr3" draw:text-style-name="P3" draw:layer="layout" svg:width="6.7cm" svg:height="2cm" svg:x="7.911cm" svg:y="3.058cm">
          <draw:text-box>
            <text:p text:style-name="P2"><text:span text:style-name="T1">Sequence diagram of session payment</text:span></text:p>
          </draw:text-box>
        </draw:frame>
        <draw:frame draw:style-name="gr4" draw:text-style-name="P4" draw:layer="layout" svg:width="11.569cm" svg:height="1.25cm" svg:x="7.904cm" svg:y="1.408cm">
          <draw:text-box>
            <text:p text:style-name="P2"><text:span text:style-name="T2">SUIR DP.00000.003 SD</text:span></text:p>
          </draw:text-box>
        </draw:frame>
        <draw:frame draw:style-name="gr5" draw:text-style-name="P5" draw:layer="layout" svg:width="4.75cm" svg:height="1.762cm" svg:x="14.848cm" svg:y="5.163cm">
          <draw:text-box>
            <text:p text:style-name="P2"><text:span text:style-name="T3">Information Technologies in Automated Systems Department </text:span></text:p>
            <text:p text:style-name="P2"><text:span text:style-name="T3">Group 820611</text:span></text:p>
          </draw:text-box>
        </draw:frame>
        <draw:frame draw:style-name="gr6" draw:text-style-name="P7" draw:layer="layout" svg:width="1.75cm" svg:height="0.613cm" svg:x="1.211cm" svg:y="3.752cm">
          <draw:text-box>
            <text:p text:style-name="P6"><text:span text:style-name="T4">Prepared by</text:span></text:p>
          </draw:text-box>
        </draw:frame>
        <draw:frame draw:style-name="gr7" draw:text-style-name="P7" draw:layer="layout" svg:width="1.85cm" svg:height="0.664cm" svg:x="1.223cm" svg:y="5.726cm">
          <draw:text-box>
            <text:p text:style-name="P6"><text:span text:style-name="T5">Stand.Insp.</text:span></text:p>
          </draw:text-box>
        </draw:frame>
        <draw:frame draw:style-name="gr6" draw:text-style-name="P7" draw:layer="layout" svg:width="1.75cm" svg:height="0.613cm" svg:x="1.223cm" svg:y="6.252cm">
          <draw:text-box>
            <text:p text:style-name="P6"><text:span text:style-name="T4">Approved by</text:span></text:p>
          </draw:text-box>
        </draw:frame>
        <draw:frame draw:style-name="gr8" draw:text-style-name="P7" draw:layer="layout" svg:width="1.75cm" svg:height="0.71cm" svg:x="1.198cm" svg:y="5.203cm">
          <draw:text-box>
            <text:p text:style-name="P6"><text:span text:style-name="T6">Reviewer</text:span></text:p>
          </draw:text-box>
        </draw:frame>
        <draw:frame draw:style-name="gr8" draw:text-style-name="P7" draw:layer="layout" svg:width="1.8cm" svg:height="0.71cm" svg:x="1.173cm" svg:y="4.703cm">
          <draw:text-box>
            <text:p text:style-name="P6"><text:span text:style-name="T6">Tech.Insp</text:span></text:p>
          </draw:text-box>
        </draw:frame>
        <draw:frame draw:style-name="gr8" draw:text-style-name="P7" draw:layer="layout" svg:width="2.5cm" svg:height="0.71cm" svg:x="2.973cm" svg:y="4.203cm">
          <draw:text-box>
            <text:p text:style-name="P6"><text:span text:style-name="T6"><text:tab/></text:span></text:p>
          </draw:text-box>
        </draw:frame>
        <draw:frame draw:style-name="gr6" draw:text-style-name="P7" draw:layer="layout" svg:width="1.75cm" svg:height="0.613cm" svg:x="1.223cm" svg:y="4.252cm">
          <draw:text-box>
            <text:p text:style-name="P6"><text:span text:style-name="T4">Checked by</text:span></text:p>
          </draw:text-box>
        </draw:frame>
        <draw:frame draw:style-name="gr9" draw:text-style-name="P7" draw:layer="layout" svg:width="2.2cm" svg:height="0.543cm" svg:x="3.023cm" svg:y="6.287cm">
          <draw:text-box>
            <text:p text:style-name="P6"><text:span text:style-name="T7">Naurotsky</text:span></text:p>
          </draw:text-box>
        </draw:frame>
        <draw:frame draw:style-name="gr9" draw:text-style-name="P7" draw:layer="layout" svg:width="2.2cm" svg:height="0.543cm" svg:x="3.023cm" svg:y="5.787cm">
          <draw:text-box>
            <text:p text:style-name="P6"><text:span text:style-name="T7">Batin</text:span></text:p>
          </draw:text-box>
        </draw:frame>
        <draw:frame draw:style-name="gr9" draw:text-style-name="P7" draw:layer="layout" svg:width="2.21cm" svg:height="0.543cm" svg:x="3.023cm" svg:y="4.787cm">
          <draw:text-box>
            <text:p text:style-name="P6"><text:span text:style-name="T7">Trofimovich</text:span></text:p>
          </draw:text-box>
        </draw:frame>
        <draw:frame draw:style-name="gr9" draw:text-style-name="P7" draw:layer="layout" svg:width="2.2cm" svg:height="0.543cm" svg:x="3.023cm" svg:y="3.787cm">
          <draw:text-box>
            <text:p text:style-name="P6"><text:span text:style-name="T7">Tu Xinyuan</text:span></text:p>
          </draw:text-box>
        </draw:frame>
        <draw:frame draw:style-name="gr9" draw:text-style-name="P7" draw:layer="layout" svg:width="2.21cm" svg:height="0.543cm" svg:x="3.013cm" svg:y="4.287cm">
          <draw:text-box>
            <text:p text:style-name="P6"><text:span text:style-name="T7">Trofimovich</text:span></text:p>
          </draw:text-box>
        </draw:frame>
        <draw:polyline draw:style-name="gr1" draw:text-style-name="P1" draw:layer="layout" svg:width="18.5cm" svg:height="5.5cm" svg:x="1.211cm" svg:y="1.308cm" svg:viewBox="0 0 18501 5501" draw:points="18501,0 0,0 0,5501">
          <text:p/>
        </draw:polyline>
        <draw:line draw:style-name="gr1" draw:text-style-name="P1" draw:layer="layout" svg:x1="7.711cm" svg:y1="3.308cm" svg:x2="1.211cm" svg:y2="3.308cm">
          <text:p/>
        </draw:line>
        <draw:line draw:style-name="gr2" draw:text-style-name="P1" draw:layer="layout" svg:x1="1.211cm" svg:y1="1.808cm" svg:x2="7.711cm" svg:y2="1.808cm">
          <text:p/>
        </draw:line>
        <draw:line draw:style-name="gr2" draw:text-style-name="P1" draw:layer="layout" svg:x1="1.211cm" svg:y1="2.308cm" svg:x2="7.711cm" svg:y2="2.308cm">
          <text:p/>
        </draw:line>
        <draw:line draw:style-name="gr2" draw:text-style-name="P1" draw:layer="layout" svg:x1="1.211cm" svg:y1="2.808cm" svg:x2="7.711cm" svg:y2="2.808cm">
          <text:p/>
        </draw:line>
        <draw:frame draw:style-name="gr8" draw:text-style-name="P4" draw:layer="layout" svg:width="0.9cm" svg:height="0.71cm" svg:x="1.123cm" svg:y="3.203cm">
          <draw:text-box>
            <text:p text:style-name="P2"><text:span text:style-name="T6">Ver</text:span></text:p>
          </draw:text-box>
        </draw:frame>
        <draw:frame draw:style-name="gr8" draw:text-style-name="P4" draw:layer="layout" svg:width="1.15cm" svg:height="0.71cm" svg:x="1.911cm" svg:y="3.203cm">
          <draw:text-box>
            <text:p text:style-name="P2"><text:span text:style-name="T6">Sheet</text:span></text:p>
          </draw:text-box>
        </draw:frame>
        <draw:frame draw:style-name="gr8" draw:text-style-name="P4" draw:layer="layout" svg:width="2.25cm" svg:height="0.71cm" svg:x="2.96cm" svg:y="3.203cm">
          <draw:text-box>
            <text:p text:style-name="P2"><text:span text:style-name="T6">Doc.No</text:span></text:p>
          </draw:text-box>
        </draw:frame>
        <draw:frame draw:style-name="gr8" draw:text-style-name="P4" draw:layer="layout" svg:width="1.5cm" svg:height="0.71cm" svg:x="5.211cm" svg:y="3.203cm">
          <draw:text-box>
            <text:p text:style-name="P2"><text:span text:style-name="T6">Sign</text:span></text:p>
          </draw:text-box>
        </draw:frame>
        <draw:frame draw:style-name="gr8" draw:text-style-name="P4" draw:layer="layout" svg:width="1.163cm" svg:height="0.71cm" svg:x="6.642cm" svg:y="3.203cm">
          <draw:text-box>
            <text:p text:style-name="P2"><text:span text:style-name="T6">Date</text:span></text:p>
          </draw:text-box>
        </draw:frame>
        <draw:line draw:style-name="gr1" draw:text-style-name="P1" draw:layer="layout" svg:x1="14.71cm" svg:y1="3.308cm" svg:x2="19.679cm" svg:y2="3.308cm">
          <text:p/>
        </draw:line>
        <draw:line draw:style-name="gr1" draw:text-style-name="P1" draw:layer="layout" svg:x1="14.71cm" svg:y1="5.308cm" svg:x2="19.679cm" svg:y2="5.308cm">
          <text:p/>
        </draw:line>
        <draw:line draw:style-name="gr1" draw:text-style-name="P1" draw:layer="layout" svg:x1="14.71cm" svg:y1="4.808cm" svg:x2="19.679cm" svg:y2="4.808cm">
          <text:p/>
        </draw:line>
        <draw:line draw:style-name="gr1" draw:text-style-name="P1" draw:layer="layout" svg:x1="16.201cm" svg:y1="2.808cm" svg:x2="16.201cm" svg:y2="4.807cm">
          <text:p/>
        </draw:line>
        <draw:line draw:style-name="gr1" draw:text-style-name="P1" draw:layer="layout" svg:x1="16.698cm" svg:y1="4.808cm" svg:x2="16.698cm" svg:y2="5.308cm">
          <text:p/>
        </draw:line>
        <draw:line draw:style-name="gr1" draw:text-style-name="P1" draw:layer="layout" svg:x1="17.94cm" svg:y1="2.808cm" svg:x2="17.94cm" svg:y2="4.807cm">
          <text:p/>
        </draw:line>
        <draw:line draw:style-name="gr2" draw:text-style-name="P1" draw:layer="layout" svg:x1="15.207cm" svg:y1="3.308cm" svg:x2="15.207cm" svg:y2="4.808cm">
          <text:p/>
        </draw:line>
        <draw:line draw:style-name="gr2" draw:text-style-name="P1" draw:layer="layout" svg:x1="15.704cm" svg:y1="3.308cm" svg:x2="15.704cm" svg:y2="4.808cm">
          <text:p/>
        </draw:line>
        <draw:frame draw:style-name="gr8" draw:text-style-name="P4" draw:layer="layout" svg:width="1.491cm" svg:height="0.71cm" svg:x="14.71cm" svg:y="2.703cm">
          <draw:text-box>
            <text:p text:style-name="P2"><text:span text:style-name="T6">Letter</text:span></text:p>
          </draw:text-box>
        </draw:frame>
        <draw:frame draw:style-name="gr8" draw:text-style-name="P4" draw:layer="layout" svg:width="1.739cm" svg:height="0.71cm" svg:x="16.201cm" svg:y="2.703cm">
          <draw:text-box>
            <text:p text:style-name="P2"><text:span text:style-name="T6">Weight</text:span></text:p>
          </draw:text-box>
        </draw:frame>
        <draw:frame draw:style-name="gr8" draw:text-style-name="P4" draw:layer="layout" svg:width="1.851cm" svg:height="0.71cm" svg:x="17.872cm" svg:y="2.703cm">
          <draw:text-box>
            <text:p text:style-name="P2"><text:span text:style-name="T6">Scale</text:span></text:p>
          </draw:text-box>
        </draw:frame>
        <draw:frame draw:style-name="gr8" draw:text-style-name="P4" draw:layer="layout" svg:width="1.988cm" svg:height="0.71cm" svg:x="14.71cm" svg:y="4.703cm">
          <draw:text-box>
            <text:p text:style-name="P2"><text:span text:style-name="T6">Sheet</text:span></text:p>
          </draw:text-box>
        </draw:frame>
        <draw:frame draw:style-name="gr8" draw:text-style-name="P4" draw:layer="layout" svg:width="2.981cm" svg:height="0.71cm" svg:x="16.698cm" svg:y="4.703cm">
          <draw:text-box>
            <text:p text:style-name="P2"><text:span text:style-name="T6">Sheets 3</text:span></text:p>
          </draw:text-box>
        </draw:frame>
        <draw:frame draw:style-name="gr10" draw:text-style-name="P4" draw:layer="layout" svg:width="0.497cm" svg:height="0.851cm" svg:x="15.17cm" svg:y="3.633cm">
          <draw:text-box>
            <text:p text:style-name="P2"><text:span text:style-name="T8">Т</text:span></text:p>
          </draw:text-box>
        </draw:frame>
        <draw:polyline draw:style-name="gr1" draw:text-style-name="P1" draw:layer="layout" svg:width="18.5cm" svg:height="5.5cm" draw:transform="rotate (-3.140894521889) translate (19.7229176078524cm 6.8085416121339cm)" svg:viewBox="0 0 18501 5501" draw:points="18501,0 0,0 0,5501">
          <text:p/>
        </draw:polyline>
        <draw:line draw:style-name="gr1" draw:text-style-name="P1" draw:layer="layout" svg:x1="14.71cm" svg:y1="8.841cm" svg:x2="7.71cm" svg:y2="8.841cm">
          <text:p/>
        </draw:line>
        <draw:polyline draw:style-name="gr1" draw:text-style-name="P1" draw:layer="layout" svg:width="5cm" svg:height="4cm" svg:x="14.71cm" svg:y="8.841cm" svg:viewBox="0 0 5001 4001" draw:points="5001,0 0,0 0,4001">
          <text:p/>
        </draw:polyline>
        <draw:line draw:style-name="gr1" draw:text-style-name="P1" draw:layer="layout" svg:x1="7.71cm" svg:y1="7.341cm" svg:x2="7.71cm" svg:y2="12.841cm">
          <text:p/>
        </draw:line>
        <draw:line draw:style-name="gr1" draw:text-style-name="P1" draw:layer="layout" svg:x1="6.71cm" svg:y1="7.341cm" svg:x2="6.71cm" svg:y2="12.841cm">
          <text:p/>
        </draw:line>
        <draw:line draw:style-name="gr1" draw:text-style-name="P1" draw:layer="layout" svg:x1="5.211cm" svg:y1="7.341cm" svg:x2="5.211cm" svg:y2="12.841cm">
          <text:p/>
        </draw:line>
        <draw:line draw:style-name="gr1" draw:text-style-name="P1" draw:layer="layout" svg:x1="7.711cm" svg:y1="9.841cm" svg:x2="1.211cm" svg:y2="9.841cm">
          <text:p/>
        </draw:line>
        <draw:line draw:style-name="gr1" draw:text-style-name="P1" draw:layer="layout" svg:x1="14.709cm" svg:y1="11.341cm" svg:x2="7.71cm" svg:y2="11.341cm">
          <text:p/>
        </draw:line>
        <draw:line draw:style-name="gr1" draw:text-style-name="P1" draw:layer="layout" svg:x1="1.96cm" svg:y1="7.341cm" svg:x2="1.96cm" svg:y2="9.841cm">
          <text:p/>
        </draw:line>
        <draw:line draw:style-name="gr1" draw:text-style-name="P1" draw:layer="layout" svg:x1="2.96cm" svg:y1="7.341cm" svg:x2="2.96cm" svg:y2="9.841cm">
          <text:p/>
        </draw:line>
        <draw:line draw:style-name="gr2" draw:text-style-name="P1" draw:layer="layout" svg:x1="1.211cm" svg:y1="10.341cm" svg:x2="7.711cm" svg:y2="10.341cm">
          <text:p/>
        </draw:line>
        <draw:line draw:style-name="gr2" draw:text-style-name="P1" draw:layer="layout" svg:x1="1.211cm" svg:y1="10.841cm" svg:x2="7.711cm" svg:y2="10.841cm">
          <text:p/>
        </draw:line>
        <draw:line draw:style-name="gr2" draw:text-style-name="P1" draw:layer="layout" svg:x1="1.211cm" svg:y1="11.341cm" svg:x2="7.711cm" svg:y2="11.341cm">
          <text:p/>
        </draw:line>
        <draw:line draw:style-name="gr2" draw:text-style-name="P1" draw:layer="layout" svg:x1="1.211cm" svg:y1="11.841cm" svg:x2="7.711cm" svg:y2="11.841cm">
          <text:p/>
        </draw:line>
        <draw:line draw:style-name="gr2" draw:text-style-name="P1" draw:layer="layout" svg:x1="1.211cm" svg:y1="12.341cm" svg:x2="7.711cm" svg:y2="12.341cm">
          <text:p/>
        </draw:line>
        <draw:line draw:style-name="gr1" draw:text-style-name="P1" draw:layer="layout" svg:x1="2.96cm" svg:y1="9.841cm" svg:x2="2.96cm" svg:y2="12.84cm">
          <text:p/>
        </draw:line>
        <draw:frame draw:style-name="gr3" draw:text-style-name="P8" draw:layer="layout" svg:width="6.7cm" svg:height="2cm" svg:x="7.911cm" svg:y="9.091cm">
          <draw:text-box>
            <text:p text:style-name="P2"><text:span text:style-name="T1">Collaboration diagram of payment process</text:span></text:p>
          </draw:text-box>
        </draw:frame>
        <draw:frame draw:style-name="gr4" draw:text-style-name="P9" draw:layer="layout" svg:width="11.569cm" svg:height="1.25cm" svg:x="7.904cm" svg:y="7.441cm">
          <draw:text-box>
            <text:p text:style-name="P2"><text:span text:style-name="T2">SUIR DP.00000.004 SD</text:span></text:p>
          </draw:text-box>
        </draw:frame>
        <draw:frame draw:style-name="gr5" draw:text-style-name="P10" draw:layer="layout" svg:width="4.75cm" svg:height="1.762cm" svg:x="14.848cm" svg:y="11.196cm">
          <draw:text-box>
            <text:p text:style-name="P2"><text:span text:style-name="T3">Information Technologies in Automated Systems Department </text:span></text:p>
            <text:p text:style-name="P2"><text:span text:style-name="T3">Group 820611</text:span></text:p>
          </draw:text-box>
        </draw:frame>
        <draw:frame draw:style-name="gr6" draw:text-style-name="P9" draw:layer="layout" svg:width="1.75cm" svg:height="0.613cm" svg:x="1.211cm" svg:y="9.785cm">
          <draw:text-box>
            <text:p text:style-name="P6"><text:span text:style-name="T4">Prepared by</text:span></text:p>
          </draw:text-box>
        </draw:frame>
        <draw:frame draw:style-name="gr7" draw:text-style-name="P9" draw:layer="layout" svg:width="1.85cm" svg:height="0.664cm" svg:x="1.223cm" svg:y="11.759cm">
          <draw:text-box>
            <text:p text:style-name="P6"><text:span text:style-name="T5">Stand.Insp.</text:span></text:p>
          </draw:text-box>
        </draw:frame>
        <draw:frame draw:style-name="gr6" draw:text-style-name="P9" draw:layer="layout" svg:width="1.75cm" svg:height="0.613cm" svg:x="1.223cm" svg:y="12.285cm">
          <draw:text-box>
            <text:p text:style-name="P6"><text:span text:style-name="T4">Approved by</text:span></text:p>
          </draw:text-box>
        </draw:frame>
        <draw:frame draw:style-name="gr8" draw:text-style-name="P9" draw:layer="layout" svg:width="1.75cm" svg:height="0.71cm" svg:x="1.198cm" svg:y="11.236cm">
          <draw:text-box>
            <text:p text:style-name="P6"><text:span text:style-name="T6">Reviewer</text:span></text:p>
          </draw:text-box>
        </draw:frame>
        <draw:frame draw:style-name="gr8" draw:text-style-name="P9" draw:layer="layout" svg:width="1.8cm" svg:height="0.71cm" svg:x="1.173cm" svg:y="10.736cm">
          <draw:text-box>
            <text:p text:style-name="P6"><text:span text:style-name="T6">Tech.Insp</text:span></text:p>
          </draw:text-box>
        </draw:frame>
        <draw:frame draw:style-name="gr8" draw:text-style-name="P9" draw:layer="layout" svg:width="2.5cm" svg:height="0.71cm" svg:x="2.973cm" svg:y="10.236cm">
          <draw:text-box>
            <text:p text:style-name="P6"><text:span text:style-name="T6"><text:tab/></text:span></text:p>
          </draw:text-box>
        </draw:frame>
        <draw:frame draw:style-name="gr6" draw:text-style-name="P9" draw:layer="layout" svg:width="1.75cm" svg:height="0.613cm" svg:x="1.223cm" svg:y="10.285cm">
          <draw:text-box>
            <text:p text:style-name="P6"><text:span text:style-name="T4">Checked by</text:span></text:p>
          </draw:text-box>
        </draw:frame>
        <draw:frame draw:style-name="gr9" draw:text-style-name="P9" draw:layer="layout" svg:width="2.2cm" svg:height="0.543cm" svg:x="3.023cm" svg:y="12.32cm">
          <draw:text-box>
            <text:p text:style-name="P6"><text:span text:style-name="T7">Naurotsky</text:span></text:p>
          </draw:text-box>
        </draw:frame>
        <draw:frame draw:style-name="gr9" draw:text-style-name="P9" draw:layer="layout" svg:width="2.2cm" svg:height="0.543cm" svg:x="3.023cm" svg:y="11.82cm">
          <draw:text-box>
            <text:p text:style-name="P6"><text:span text:style-name="T7">Batin</text:span></text:p>
          </draw:text-box>
        </draw:frame>
        <draw:frame draw:style-name="gr9" draw:text-style-name="P9" draw:layer="layout" svg:width="2.21cm" svg:height="0.543cm" svg:x="3.023cm" svg:y="10.82cm">
          <draw:text-box>
            <text:p text:style-name="P6"><text:span text:style-name="T7">Trofimovich</text:span></text:p>
          </draw:text-box>
        </draw:frame>
        <draw:frame draw:style-name="gr9" draw:text-style-name="P9" draw:layer="layout" svg:width="2.2cm" svg:height="0.543cm" svg:x="3.023cm" svg:y="9.82cm">
          <draw:text-box>
            <text:p text:style-name="P6"><text:span text:style-name="T7">Tu Xinyuan</text:span></text:p>
          </draw:text-box>
        </draw:frame>
        <draw:frame draw:style-name="gr9" draw:text-style-name="P9" draw:layer="layout" svg:width="2.21cm" svg:height="0.543cm" svg:x="3.013cm" svg:y="10.32cm">
          <draw:text-box>
            <text:p text:style-name="P6"><text:span text:style-name="T7">Trofimovich</text:span></text:p>
          </draw:text-box>
        </draw:frame>
        <draw:polyline draw:style-name="gr1" draw:text-style-name="P1" draw:layer="layout" svg:width="18.5cm" svg:height="5.5cm" svg:x="1.211cm" svg:y="7.341cm" svg:viewBox="0 0 18501 5501" draw:points="18501,0 0,0 0,5501">
          <text:p/>
        </draw:polyline>
        <draw:line draw:style-name="gr1" draw:text-style-name="P1" draw:layer="layout" svg:x1="7.711cm" svg:y1="9.341cm" svg:x2="1.211cm" svg:y2="9.341cm">
          <text:p/>
        </draw:line>
        <draw:line draw:style-name="gr2" draw:text-style-name="P1" draw:layer="layout" svg:x1="1.211cm" svg:y1="7.841cm" svg:x2="7.711cm" svg:y2="7.841cm">
          <text:p/>
        </draw:line>
        <draw:line draw:style-name="gr2" draw:text-style-name="P1" draw:layer="layout" svg:x1="1.211cm" svg:y1="8.341cm" svg:x2="7.711cm" svg:y2="8.341cm">
          <text:p/>
        </draw:line>
        <draw:line draw:style-name="gr2" draw:text-style-name="P1" draw:layer="layout" svg:x1="1.211cm" svg:y1="8.841cm" svg:x2="7.711cm" svg:y2="8.841cm">
          <text:p/>
        </draw:line>
        <draw:frame draw:style-name="gr8" draw:text-style-name="P9" draw:layer="layout" svg:width="0.9cm" svg:height="0.71cm" svg:x="1.123cm" svg:y="9.236cm">
          <draw:text-box>
            <text:p text:style-name="P2"><text:span text:style-name="T6">Ver</text:span></text:p>
          </draw:text-box>
        </draw:frame>
        <draw:frame draw:style-name="gr8" draw:text-style-name="P9" draw:layer="layout" svg:width="1.15cm" svg:height="0.71cm" svg:x="1.911cm" svg:y="9.236cm">
          <draw:text-box>
            <text:p text:style-name="P2"><text:span text:style-name="T6">Sheet</text:span></text:p>
          </draw:text-box>
        </draw:frame>
        <draw:frame draw:style-name="gr8" draw:text-style-name="P9" draw:layer="layout" svg:width="2.25cm" svg:height="0.71cm" svg:x="2.96cm" svg:y="9.236cm">
          <draw:text-box>
            <text:p text:style-name="P2"><text:span text:style-name="T6">Doc.No</text:span></text:p>
          </draw:text-box>
        </draw:frame>
        <draw:frame draw:style-name="gr8" draw:text-style-name="P9" draw:layer="layout" svg:width="1.5cm" svg:height="0.71cm" svg:x="5.211cm" svg:y="9.236cm">
          <draw:text-box>
            <text:p text:style-name="P2"><text:span text:style-name="T6">Sign</text:span></text:p>
          </draw:text-box>
        </draw:frame>
        <draw:frame draw:style-name="gr8" draw:text-style-name="P9" draw:layer="layout" svg:width="1.163cm" svg:height="0.71cm" svg:x="6.642cm" svg:y="9.236cm">
          <draw:text-box>
            <text:p text:style-name="P2"><text:span text:style-name="T6">Date</text:span></text:p>
          </draw:text-box>
        </draw:frame>
        <draw:line draw:style-name="gr1" draw:text-style-name="P1" draw:layer="layout" svg:x1="14.71cm" svg:y1="9.341cm" svg:x2="19.679cm" svg:y2="9.341cm">
          <text:p/>
        </draw:line>
        <draw:line draw:style-name="gr1" draw:text-style-name="P1" draw:layer="layout" svg:x1="14.71cm" svg:y1="11.341cm" svg:x2="19.679cm" svg:y2="11.341cm">
          <text:p/>
        </draw:line>
        <draw:line draw:style-name="gr1" draw:text-style-name="P1" draw:layer="layout" svg:x1="14.71cm" svg:y1="10.841cm" svg:x2="19.679cm" svg:y2="10.841cm">
          <text:p/>
        </draw:line>
        <draw:line draw:style-name="gr1" draw:text-style-name="P1" draw:layer="layout" svg:x1="16.201cm" svg:y1="8.841cm" svg:x2="16.201cm" svg:y2="10.84cm">
          <text:p/>
        </draw:line>
        <draw:line draw:style-name="gr1" draw:text-style-name="P1" draw:layer="layout" svg:x1="16.698cm" svg:y1="10.841cm" svg:x2="16.698cm" svg:y2="11.341cm">
          <text:p/>
        </draw:line>
        <draw:line draw:style-name="gr1" draw:text-style-name="P1" draw:layer="layout" svg:x1="17.94cm" svg:y1="8.841cm" svg:x2="17.94cm" svg:y2="10.84cm">
          <text:p/>
        </draw:line>
        <draw:line draw:style-name="gr2" draw:text-style-name="P1" draw:layer="layout" svg:x1="15.207cm" svg:y1="9.341cm" svg:x2="15.207cm" svg:y2="10.841cm">
          <text:p/>
        </draw:line>
        <draw:line draw:style-name="gr2" draw:text-style-name="P1" draw:layer="layout" svg:x1="15.704cm" svg:y1="9.341cm" svg:x2="15.704cm" svg:y2="10.841cm">
          <text:p/>
        </draw:line>
        <draw:frame draw:style-name="gr8" draw:text-style-name="P9" draw:layer="layout" svg:width="1.491cm" svg:height="0.71cm" svg:x="14.71cm" svg:y="8.736cm">
          <draw:text-box>
            <text:p text:style-name="P2"><text:span text:style-name="T6">Letter</text:span></text:p>
          </draw:text-box>
        </draw:frame>
        <draw:frame draw:style-name="gr8" draw:text-style-name="P9" draw:layer="layout" svg:width="1.739cm" svg:height="0.71cm" svg:x="16.201cm" svg:y="8.736cm">
          <draw:text-box>
            <text:p text:style-name="P2"><text:span text:style-name="T6">Weight</text:span></text:p>
          </draw:text-box>
        </draw:frame>
        <draw:frame draw:style-name="gr8" draw:text-style-name="P9" draw:layer="layout" svg:width="1.851cm" svg:height="0.71cm" svg:x="17.872cm" svg:y="8.736cm">
          <draw:text-box>
            <text:p text:style-name="P2"><text:span text:style-name="T6">Scale</text:span></text:p>
          </draw:text-box>
        </draw:frame>
        <draw:frame draw:style-name="gr8" draw:text-style-name="P9" draw:layer="layout" svg:width="1.988cm" svg:height="0.71cm" svg:x="14.71cm" svg:y="10.736cm">
          <draw:text-box>
            <text:p text:style-name="P2"><text:span text:style-name="T6">Sheet</text:span></text:p>
          </draw:text-box>
        </draw:frame>
        <draw:frame draw:style-name="gr8" draw:text-style-name="P9" draw:layer="layout" svg:width="2.981cm" svg:height="0.71cm" svg:x="16.698cm" svg:y="10.736cm">
          <draw:text-box>
            <text:p text:style-name="P2"><text:span text:style-name="T6">Sheets 4</text:span></text:p>
          </draw:text-box>
        </draw:frame>
        <draw:frame draw:style-name="gr10" draw:text-style-name="P9" draw:layer="layout" svg:width="0.497cm" svg:height="0.851cm" svg:x="15.17cm" svg:y="9.666cm">
          <draw:text-box>
            <text:p text:style-name="P2"><text:span text:style-name="T8">Т</text:span></text:p>
          </draw:text-box>
        </draw:frame>
        <draw:polyline draw:style-name="gr1" draw:text-style-name="P1" draw:layer="layout" svg:width="18.5cm" svg:height="5.5cm" draw:transform="rotate (-3.140894521889) translate (19.7229176078524cm 12.8415416121339cm)" svg:viewBox="0 0 18501 5501" draw:points="18501,0 0,0 0,5501">
          <text:p/>
        </draw:polyline>
        <draw:line draw:style-name="gr1" draw:text-style-name="P1" draw:layer="layout" svg:x1="14.672cm" svg:y1="14.615cm" svg:x2="7.672cm" svg:y2="14.615cm">
          <text:p/>
        </draw:line>
        <draw:polyline draw:style-name="gr1" draw:text-style-name="P1" draw:layer="layout" svg:width="5cm" svg:height="4cm" svg:x="14.672cm" svg:y="14.615cm" svg:viewBox="0 0 5001 4001" draw:points="5001,0 0,0 0,4001">
          <text:p/>
        </draw:polyline>
        <draw:line draw:style-name="gr1" draw:text-style-name="P1" draw:layer="layout" svg:x1="7.672cm" svg:y1="13.115cm" svg:x2="7.672cm" svg:y2="18.615cm">
          <text:p/>
        </draw:line>
        <draw:line draw:style-name="gr1" draw:text-style-name="P1" draw:layer="layout" svg:x1="6.672cm" svg:y1="13.115cm" svg:x2="6.672cm" svg:y2="18.615cm">
          <text:p/>
        </draw:line>
        <draw:line draw:style-name="gr1" draw:text-style-name="P1" draw:layer="layout" svg:x1="5.173cm" svg:y1="13.115cm" svg:x2="5.173cm" svg:y2="18.615cm">
          <text:p/>
        </draw:line>
        <draw:line draw:style-name="gr1" draw:text-style-name="P1" draw:layer="layout" svg:x1="7.673cm" svg:y1="15.615cm" svg:x2="1.173cm" svg:y2="15.615cm">
          <text:p/>
        </draw:line>
        <draw:line draw:style-name="gr1" draw:text-style-name="P1" draw:layer="layout" svg:x1="14.671cm" svg:y1="17.115cm" svg:x2="7.672cm" svg:y2="17.115cm">
          <text:p/>
        </draw:line>
        <draw:line draw:style-name="gr1" draw:text-style-name="P1" draw:layer="layout" svg:x1="1.922cm" svg:y1="13.115cm" svg:x2="1.922cm" svg:y2="15.615cm">
          <text:p/>
        </draw:line>
        <draw:line draw:style-name="gr1" draw:text-style-name="P1" draw:layer="layout" svg:x1="2.922cm" svg:y1="13.115cm" svg:x2="2.922cm" svg:y2="15.615cm">
          <text:p/>
        </draw:line>
        <draw:line draw:style-name="gr2" draw:text-style-name="P1" draw:layer="layout" svg:x1="1.173cm" svg:y1="16.115cm" svg:x2="7.673cm" svg:y2="16.115cm">
          <text:p/>
        </draw:line>
        <draw:line draw:style-name="gr2" draw:text-style-name="P1" draw:layer="layout" svg:x1="1.173cm" svg:y1="16.615cm" svg:x2="7.673cm" svg:y2="16.615cm">
          <text:p/>
        </draw:line>
        <draw:line draw:style-name="gr2" draw:text-style-name="P1" draw:layer="layout" svg:x1="1.173cm" svg:y1="17.115cm" svg:x2="7.673cm" svg:y2="17.115cm">
          <text:p/>
        </draw:line>
        <draw:line draw:style-name="gr2" draw:text-style-name="P1" draw:layer="layout" svg:x1="1.173cm" svg:y1="17.615cm" svg:x2="7.673cm" svg:y2="17.615cm">
          <text:p/>
        </draw:line>
        <draw:line draw:style-name="gr2" draw:text-style-name="P1" draw:layer="layout" svg:x1="1.173cm" svg:y1="18.115cm" svg:x2="7.673cm" svg:y2="18.115cm">
          <text:p/>
        </draw:line>
        <draw:line draw:style-name="gr1" draw:text-style-name="P1" draw:layer="layout" svg:x1="2.922cm" svg:y1="15.615cm" svg:x2="2.922cm" svg:y2="18.614cm">
          <text:p/>
        </draw:line>
        <draw:frame draw:style-name="gr3" draw:text-style-name="P8" draw:layer="layout" svg:width="6.7cm" svg:height="2cm" svg:x="7.873cm" svg:y="14.865cm">
          <draw:text-box>
            <text:p text:style-name="P2"><text:span text:style-name="T1">Use case diagram of user and merchant</text:span></text:p>
          </draw:text-box>
        </draw:frame>
        <draw:frame draw:style-name="gr4" draw:text-style-name="P9" draw:layer="layout" svg:width="11.569cm" svg:height="1.25cm" svg:x="7.866cm" svg:y="13.215cm">
          <draw:text-box>
            <text:p text:style-name="P2"><text:span text:style-name="T2">SUIR DP.00000.005 SD</text:span></text:p>
          </draw:text-box>
        </draw:frame>
        <draw:frame draw:style-name="gr5" draw:text-style-name="P10" draw:layer="layout" svg:width="4.75cm" svg:height="1.762cm" svg:x="14.81cm" svg:y="16.97cm">
          <draw:text-box>
            <text:p text:style-name="P2"><text:span text:style-name="T3">Information Technologies in Automated Systems Department </text:span></text:p>
            <text:p text:style-name="P2"><text:span text:style-name="T3">Group 820611</text:span></text:p>
          </draw:text-box>
        </draw:frame>
        <draw:frame draw:style-name="gr6" draw:text-style-name="P9" draw:layer="layout" svg:width="1.75cm" svg:height="0.613cm" svg:x="1.173cm" svg:y="15.559cm">
          <draw:text-box>
            <text:p text:style-name="P6"><text:span text:style-name="T4">Prepared by</text:span></text:p>
          </draw:text-box>
        </draw:frame>
        <draw:frame draw:style-name="gr7" draw:text-style-name="P9" draw:layer="layout" svg:width="1.85cm" svg:height="0.664cm" svg:x="1.185cm" svg:y="17.533cm">
          <draw:text-box>
            <text:p text:style-name="P6"><text:span text:style-name="T5">Stand.Insp.</text:span></text:p>
          </draw:text-box>
        </draw:frame>
        <draw:frame draw:style-name="gr6" draw:text-style-name="P9" draw:layer="layout" svg:width="1.75cm" svg:height="0.613cm" svg:x="1.185cm" svg:y="18.059cm">
          <draw:text-box>
            <text:p text:style-name="P6"><text:span text:style-name="T4">Approved by</text:span></text:p>
          </draw:text-box>
        </draw:frame>
        <draw:frame draw:style-name="gr8" draw:text-style-name="P9" draw:layer="layout" svg:width="1.75cm" svg:height="0.71cm" svg:x="1.16cm" svg:y="17.01cm">
          <draw:text-box>
            <text:p text:style-name="P6"><text:span text:style-name="T6">Reviewer</text:span></text:p>
          </draw:text-box>
        </draw:frame>
        <draw:frame draw:style-name="gr8" draw:text-style-name="P9" draw:layer="layout" svg:width="1.8cm" svg:height="0.71cm" svg:x="1.135cm" svg:y="16.51cm">
          <draw:text-box>
            <text:p text:style-name="P6"><text:span text:style-name="T6">Tech.Insp</text:span></text:p>
          </draw:text-box>
        </draw:frame>
        <draw:frame draw:style-name="gr8" draw:text-style-name="P9" draw:layer="layout" svg:width="2.5cm" svg:height="0.71cm" svg:x="2.935cm" svg:y="16.01cm">
          <draw:text-box>
            <text:p text:style-name="P6"><text:span text:style-name="T6"><text:tab/></text:span></text:p>
          </draw:text-box>
        </draw:frame>
        <draw:frame draw:style-name="gr6" draw:text-style-name="P9" draw:layer="layout" svg:width="1.75cm" svg:height="0.613cm" svg:x="1.185cm" svg:y="16.059cm">
          <draw:text-box>
            <text:p text:style-name="P6"><text:span text:style-name="T4">Checked by</text:span></text:p>
          </draw:text-box>
        </draw:frame>
        <draw:frame draw:style-name="gr9" draw:text-style-name="P9" draw:layer="layout" svg:width="2.2cm" svg:height="0.543cm" svg:x="2.985cm" svg:y="18.094cm">
          <draw:text-box>
            <text:p text:style-name="P6"><text:span text:style-name="T7">Naurotsky</text:span></text:p>
          </draw:text-box>
        </draw:frame>
        <draw:frame draw:style-name="gr9" draw:text-style-name="P9" draw:layer="layout" svg:width="2.2cm" svg:height="0.543cm" svg:x="2.985cm" svg:y="17.594cm">
          <draw:text-box>
            <text:p text:style-name="P6"><text:span text:style-name="T7">Batin</text:span></text:p>
          </draw:text-box>
        </draw:frame>
        <draw:frame draw:style-name="gr9" draw:text-style-name="P9" draw:layer="layout" svg:width="2.21cm" svg:height="0.543cm" svg:x="2.985cm" svg:y="16.594cm">
          <draw:text-box>
            <text:p text:style-name="P6"><text:span text:style-name="T7">Trofimovich</text:span></text:p>
          </draw:text-box>
        </draw:frame>
        <draw:frame draw:style-name="gr9" draw:text-style-name="P9" draw:layer="layout" svg:width="2.2cm" svg:height="0.543cm" svg:x="2.985cm" svg:y="15.594cm">
          <draw:text-box>
            <text:p text:style-name="P6"><text:span text:style-name="T7">Tu Xinyuan</text:span></text:p>
          </draw:text-box>
        </draw:frame>
        <draw:frame draw:style-name="gr9" draw:text-style-name="P9" draw:layer="layout" svg:width="2.21cm" svg:height="0.543cm" svg:x="2.975cm" svg:y="16.094cm">
          <draw:text-box>
            <text:p text:style-name="P6"><text:span text:style-name="T7">Trofimovich</text:span></text:p>
          </draw:text-box>
        </draw:frame>
        <draw:polyline draw:style-name="gr1" draw:text-style-name="P1" draw:layer="layout" svg:width="18.5cm" svg:height="5.5cm" svg:x="1.173cm" svg:y="13.115cm" svg:viewBox="0 0 18501 5501" draw:points="18501,0 0,0 0,5501">
          <text:p/>
        </draw:polyline>
        <draw:line draw:style-name="gr1" draw:text-style-name="P1" draw:layer="layout" svg:x1="7.673cm" svg:y1="15.115cm" svg:x2="1.173cm" svg:y2="15.115cm">
          <text:p/>
        </draw:line>
        <draw:line draw:style-name="gr2" draw:text-style-name="P1" draw:layer="layout" svg:x1="1.173cm" svg:y1="13.615cm" svg:x2="7.673cm" svg:y2="13.615cm">
          <text:p/>
        </draw:line>
        <draw:line draw:style-name="gr2" draw:text-style-name="P1" draw:layer="layout" svg:x1="1.173cm" svg:y1="14.115cm" svg:x2="7.673cm" svg:y2="14.115cm">
          <text:p/>
        </draw:line>
        <draw:line draw:style-name="gr2" draw:text-style-name="P1" draw:layer="layout" svg:x1="1.173cm" svg:y1="14.615cm" svg:x2="7.673cm" svg:y2="14.615cm">
          <text:p/>
        </draw:line>
        <draw:frame draw:style-name="gr8" draw:text-style-name="P9" draw:layer="layout" svg:width="0.9cm" svg:height="0.71cm" svg:x="1.085cm" svg:y="15.01cm">
          <draw:text-box>
            <text:p text:style-name="P2"><text:span text:style-name="T6">Ver</text:span></text:p>
          </draw:text-box>
        </draw:frame>
        <draw:frame draw:style-name="gr8" draw:text-style-name="P9" draw:layer="layout" svg:width="1.15cm" svg:height="0.71cm" svg:x="1.873cm" svg:y="15.01cm">
          <draw:text-box>
            <text:p text:style-name="P2"><text:span text:style-name="T6">Sheet</text:span></text:p>
          </draw:text-box>
        </draw:frame>
        <draw:frame draw:style-name="gr8" draw:text-style-name="P9" draw:layer="layout" svg:width="2.25cm" svg:height="0.71cm" svg:x="2.922cm" svg:y="15.01cm">
          <draw:text-box>
            <text:p text:style-name="P2"><text:span text:style-name="T6">Doc.No</text:span></text:p>
          </draw:text-box>
        </draw:frame>
        <draw:frame draw:style-name="gr8" draw:text-style-name="P9" draw:layer="layout" svg:width="1.5cm" svg:height="0.71cm" svg:x="5.173cm" svg:y="15.01cm">
          <draw:text-box>
            <text:p text:style-name="P2"><text:span text:style-name="T6">Sign</text:span></text:p>
          </draw:text-box>
        </draw:frame>
        <draw:frame draw:style-name="gr8" draw:text-style-name="P9" draw:layer="layout" svg:width="1.163cm" svg:height="0.71cm" svg:x="6.604cm" svg:y="15.01cm">
          <draw:text-box>
            <text:p text:style-name="P2"><text:span text:style-name="T6">Date</text:span></text:p>
          </draw:text-box>
        </draw:frame>
        <draw:line draw:style-name="gr1" draw:text-style-name="P1" draw:layer="layout" svg:x1="14.672cm" svg:y1="15.115cm" svg:x2="19.641cm" svg:y2="15.115cm">
          <text:p/>
        </draw:line>
        <draw:line draw:style-name="gr1" draw:text-style-name="P1" draw:layer="layout" svg:x1="14.672cm" svg:y1="17.115cm" svg:x2="19.641cm" svg:y2="17.115cm">
          <text:p/>
        </draw:line>
        <draw:line draw:style-name="gr1" draw:text-style-name="P1" draw:layer="layout" svg:x1="14.672cm" svg:y1="16.615cm" svg:x2="19.641cm" svg:y2="16.615cm">
          <text:p/>
        </draw:line>
        <draw:line draw:style-name="gr1" draw:text-style-name="P1" draw:layer="layout" svg:x1="16.163cm" svg:y1="14.615cm" svg:x2="16.163cm" svg:y2="16.614cm">
          <text:p/>
        </draw:line>
        <draw:line draw:style-name="gr1" draw:text-style-name="P1" draw:layer="layout" svg:x1="16.66cm" svg:y1="16.615cm" svg:x2="16.66cm" svg:y2="17.115cm">
          <text:p/>
        </draw:line>
        <draw:line draw:style-name="gr1" draw:text-style-name="P1" draw:layer="layout" svg:x1="17.902cm" svg:y1="14.615cm" svg:x2="17.902cm" svg:y2="16.614cm">
          <text:p/>
        </draw:line>
        <draw:line draw:style-name="gr2" draw:text-style-name="P1" draw:layer="layout" svg:x1="15.169cm" svg:y1="15.115cm" svg:x2="15.169cm" svg:y2="16.615cm">
          <text:p/>
        </draw:line>
        <draw:line draw:style-name="gr2" draw:text-style-name="P1" draw:layer="layout" svg:x1="15.666cm" svg:y1="15.115cm" svg:x2="15.666cm" svg:y2="16.615cm">
          <text:p/>
        </draw:line>
        <draw:frame draw:style-name="gr8" draw:text-style-name="P9" draw:layer="layout" svg:width="1.491cm" svg:height="0.71cm" svg:x="14.672cm" svg:y="14.51cm">
          <draw:text-box>
            <text:p text:style-name="P2"><text:span text:style-name="T6">Letter</text:span></text:p>
          </draw:text-box>
        </draw:frame>
        <draw:frame draw:style-name="gr8" draw:text-style-name="P9" draw:layer="layout" svg:width="1.739cm" svg:height="0.71cm" svg:x="16.163cm" svg:y="14.51cm">
          <draw:text-box>
            <text:p text:style-name="P2"><text:span text:style-name="T6">Weight</text:span></text:p>
          </draw:text-box>
        </draw:frame>
        <draw:frame draw:style-name="gr8" draw:text-style-name="P9" draw:layer="layout" svg:width="1.851cm" svg:height="0.71cm" svg:x="17.834cm" svg:y="14.51cm">
          <draw:text-box>
            <text:p text:style-name="P2"><text:span text:style-name="T6">Scale</text:span></text:p>
          </draw:text-box>
        </draw:frame>
        <draw:frame draw:style-name="gr8" draw:text-style-name="P9" draw:layer="layout" svg:width="1.988cm" svg:height="0.71cm" svg:x="14.672cm" svg:y="16.51cm">
          <draw:text-box>
            <text:p text:style-name="P2"><text:span text:style-name="T6">Sheet</text:span></text:p>
          </draw:text-box>
        </draw:frame>
        <draw:frame draw:style-name="gr8" draw:text-style-name="P9" draw:layer="layout" svg:width="2.981cm" svg:height="0.71cm" svg:x="16.66cm" svg:y="16.51cm">
          <draw:text-box>
            <text:p text:style-name="P2"><text:span text:style-name="T6">Sheets 5</text:span></text:p>
          </draw:text-box>
        </draw:frame>
        <draw:frame draw:style-name="gr10" draw:text-style-name="P9" draw:layer="layout" svg:width="0.497cm" svg:height="0.851cm" svg:x="15.132cm" svg:y="15.44cm">
          <draw:text-box>
            <text:p text:style-name="P2"><text:span text:style-name="T8">Т</text:span></text:p>
          </draw:text-box>
        </draw:frame>
        <draw:polyline draw:style-name="gr1" draw:text-style-name="P1" draw:layer="layout" svg:width="18.5cm" svg:height="5.5cm" draw:transform="rotate (-3.140894521889) translate (19.6849176078524cm 18.6155416121339cm)" svg:viewBox="0 0 18501 5501" draw:points="18501,0 0,0 0,5501">
          <text:p/>
        </draw:polyline>
        <draw:line draw:style-name="gr1" draw:text-style-name="P1" draw:layer="layout" svg:x1="14.672cm" svg:y1="20.55cm" svg:x2="7.672cm" svg:y2="20.55cm">
          <text:p/>
        </draw:line>
        <draw:polyline draw:style-name="gr1" draw:text-style-name="P1" draw:layer="layout" svg:width="5cm" svg:height="4cm" svg:x="14.672cm" svg:y="20.55cm" svg:viewBox="0 0 5001 4001" draw:points="5001,0 0,0 0,4001">
          <text:p/>
        </draw:polyline>
        <draw:line draw:style-name="gr1" draw:text-style-name="P1" draw:layer="layout" svg:x1="7.672cm" svg:y1="19.05cm" svg:x2="7.672cm" svg:y2="24.55cm">
          <text:p/>
        </draw:line>
        <draw:line draw:style-name="gr1" draw:text-style-name="P1" draw:layer="layout" svg:x1="6.672cm" svg:y1="19.05cm" svg:x2="6.672cm" svg:y2="24.55cm">
          <text:p/>
        </draw:line>
        <draw:line draw:style-name="gr1" draw:text-style-name="P1" draw:layer="layout" svg:x1="5.173cm" svg:y1="19.05cm" svg:x2="5.173cm" svg:y2="24.55cm">
          <text:p/>
        </draw:line>
        <draw:line draw:style-name="gr1" draw:text-style-name="P1" draw:layer="layout" svg:x1="7.673cm" svg:y1="21.55cm" svg:x2="1.173cm" svg:y2="21.55cm">
          <text:p/>
        </draw:line>
        <draw:line draw:style-name="gr1" draw:text-style-name="P1" draw:layer="layout" svg:x1="14.671cm" svg:y1="23.05cm" svg:x2="7.672cm" svg:y2="23.05cm">
          <text:p/>
        </draw:line>
        <draw:line draw:style-name="gr1" draw:text-style-name="P1" draw:layer="layout" svg:x1="1.922cm" svg:y1="19.05cm" svg:x2="1.922cm" svg:y2="21.55cm">
          <text:p/>
        </draw:line>
        <draw:line draw:style-name="gr1" draw:text-style-name="P1" draw:layer="layout" svg:x1="2.922cm" svg:y1="19.05cm" svg:x2="2.922cm" svg:y2="21.55cm">
          <text:p/>
        </draw:line>
        <draw:line draw:style-name="gr2" draw:text-style-name="P1" draw:layer="layout" svg:x1="1.173cm" svg:y1="22.05cm" svg:x2="7.673cm" svg:y2="22.05cm">
          <text:p/>
        </draw:line>
        <draw:line draw:style-name="gr2" draw:text-style-name="P1" draw:layer="layout" svg:x1="1.173cm" svg:y1="22.55cm" svg:x2="7.673cm" svg:y2="22.55cm">
          <text:p/>
        </draw:line>
        <draw:line draw:style-name="gr2" draw:text-style-name="P1" draw:layer="layout" svg:x1="1.173cm" svg:y1="23.05cm" svg:x2="7.673cm" svg:y2="23.05cm">
          <text:p/>
        </draw:line>
        <draw:line draw:style-name="gr2" draw:text-style-name="P1" draw:layer="layout" svg:x1="1.173cm" svg:y1="23.55cm" svg:x2="7.673cm" svg:y2="23.55cm">
          <text:p/>
        </draw:line>
        <draw:line draw:style-name="gr2" draw:text-style-name="P1" draw:layer="layout" svg:x1="1.173cm" svg:y1="24.05cm" svg:x2="7.673cm" svg:y2="24.05cm">
          <text:p/>
        </draw:line>
        <draw:line draw:style-name="gr1" draw:text-style-name="P1" draw:layer="layout" svg:x1="2.922cm" svg:y1="21.55cm" svg:x2="2.922cm" svg:y2="24.549cm">
          <text:p/>
        </draw:line>
        <draw:frame draw:style-name="gr3" draw:text-style-name="P8" draw:layer="layout" svg:width="6.7cm" svg:height="2cm" svg:x="7.873cm" svg:y="20.8cm">
          <draw:text-box>
            <text:p text:style-name="P2"><text:span text:style-name="T1">IDEF0 diagram of mobile payment automated system</text:span></text:p>
          </draw:text-box>
        </draw:frame>
        <draw:frame draw:style-name="gr4" draw:text-style-name="P9" draw:layer="layout" svg:width="11.569cm" svg:height="1.25cm" svg:x="7.866cm" svg:y="19.15cm">
          <draw:text-box>
            <text:p text:style-name="P2"><text:span text:style-name="T2">SUIR DP.00000.006 SD</text:span></text:p>
          </draw:text-box>
        </draw:frame>
        <draw:frame draw:style-name="gr5" draw:text-style-name="P10" draw:layer="layout" svg:width="4.75cm" svg:height="1.762cm" svg:x="14.81cm" svg:y="22.905cm">
          <draw:text-box>
            <text:p text:style-name="P2"><text:span text:style-name="T3">Information Technologies in Automated Systems Department </text:span></text:p>
            <text:p text:style-name="P2"><text:span text:style-name="T3">Group 820611</text:span></text:p>
          </draw:text-box>
        </draw:frame>
        <draw:frame draw:style-name="gr6" draw:text-style-name="P9" draw:layer="layout" svg:width="1.75cm" svg:height="0.613cm" svg:x="1.173cm" svg:y="21.494cm">
          <draw:text-box>
            <text:p text:style-name="P6"><text:span text:style-name="T4">Prepared by</text:span></text:p>
          </draw:text-box>
        </draw:frame>
        <draw:frame draw:style-name="gr7" draw:text-style-name="P9" draw:layer="layout" svg:width="1.85cm" svg:height="0.664cm" svg:x="1.185cm" svg:y="23.468cm">
          <draw:text-box>
            <text:p text:style-name="P6"><text:span text:style-name="T5">Stand.Insp.</text:span></text:p>
          </draw:text-box>
        </draw:frame>
        <draw:frame draw:style-name="gr6" draw:text-style-name="P9" draw:layer="layout" svg:width="1.75cm" svg:height="0.613cm" svg:x="1.185cm" svg:y="23.994cm">
          <draw:text-box>
            <text:p text:style-name="P6"><text:span text:style-name="T4">Approved by</text:span></text:p>
          </draw:text-box>
        </draw:frame>
        <draw:frame draw:style-name="gr8" draw:text-style-name="P9" draw:layer="layout" svg:width="1.75cm" svg:height="0.71cm" svg:x="1.16cm" svg:y="22.945cm">
          <draw:text-box>
            <text:p text:style-name="P6"><text:span text:style-name="T6">Reviewer</text:span></text:p>
          </draw:text-box>
        </draw:frame>
        <draw:frame draw:style-name="gr8" draw:text-style-name="P9" draw:layer="layout" svg:width="1.8cm" svg:height="0.71cm" svg:x="1.135cm" svg:y="22.445cm">
          <draw:text-box>
            <text:p text:style-name="P6"><text:span text:style-name="T6">Tech.Insp</text:span></text:p>
          </draw:text-box>
        </draw:frame>
        <draw:frame draw:style-name="gr8" draw:text-style-name="P9" draw:layer="layout" svg:width="2.5cm" svg:height="0.71cm" svg:x="2.935cm" svg:y="21.945cm">
          <draw:text-box>
            <text:p text:style-name="P6"><text:span text:style-name="T6"><text:tab/></text:span></text:p>
          </draw:text-box>
        </draw:frame>
        <draw:frame draw:style-name="gr6" draw:text-style-name="P9" draw:layer="layout" svg:width="1.75cm" svg:height="0.613cm" svg:x="1.185cm" svg:y="21.994cm">
          <draw:text-box>
            <text:p text:style-name="P6"><text:span text:style-name="T4">Checked by</text:span></text:p>
          </draw:text-box>
        </draw:frame>
        <draw:frame draw:style-name="gr9" draw:text-style-name="P9" draw:layer="layout" svg:width="2.2cm" svg:height="0.543cm" svg:x="2.985cm" svg:y="24.029cm">
          <draw:text-box>
            <text:p text:style-name="P6"><text:span text:style-name="T7">Naurotsky</text:span></text:p>
          </draw:text-box>
        </draw:frame>
        <draw:frame draw:style-name="gr9" draw:text-style-name="P9" draw:layer="layout" svg:width="2.2cm" svg:height="0.543cm" svg:x="2.985cm" svg:y="23.529cm">
          <draw:text-box>
            <text:p text:style-name="P6"><text:span text:style-name="T7">Batin</text:span></text:p>
          </draw:text-box>
        </draw:frame>
        <draw:frame draw:style-name="gr9" draw:text-style-name="P9" draw:layer="layout" svg:width="2.21cm" svg:height="0.543cm" svg:x="2.985cm" svg:y="22.529cm">
          <draw:text-box>
            <text:p text:style-name="P6"><text:span text:style-name="T7">Trofimovich</text:span></text:p>
          </draw:text-box>
        </draw:frame>
        <draw:frame draw:style-name="gr9" draw:text-style-name="P9" draw:layer="layout" svg:width="2.2cm" svg:height="0.543cm" svg:x="2.985cm" svg:y="21.529cm">
          <draw:text-box>
            <text:p text:style-name="P6"><text:span text:style-name="T7">Tu Xinyuan</text:span></text:p>
          </draw:text-box>
        </draw:frame>
        <draw:frame draw:style-name="gr9" draw:text-style-name="P9" draw:layer="layout" svg:width="2.21cm" svg:height="0.543cm" svg:x="2.975cm" svg:y="22.029cm">
          <draw:text-box>
            <text:p text:style-name="P6"><text:span text:style-name="T7">Trofimovich</text:span></text:p>
          </draw:text-box>
        </draw:frame>
        <draw:polyline draw:style-name="gr1" draw:text-style-name="P1" draw:layer="layout" svg:width="18.5cm" svg:height="5.5cm" svg:x="1.173cm" svg:y="19.05cm" svg:viewBox="0 0 18501 5501" draw:points="18501,0 0,0 0,5501">
          <text:p/>
        </draw:polyline>
        <draw:line draw:style-name="gr1" draw:text-style-name="P1" draw:layer="layout" svg:x1="7.673cm" svg:y1="21.05cm" svg:x2="1.173cm" svg:y2="21.05cm">
          <text:p/>
        </draw:line>
        <draw:line draw:style-name="gr2" draw:text-style-name="P1" draw:layer="layout" svg:x1="1.173cm" svg:y1="19.55cm" svg:x2="7.673cm" svg:y2="19.55cm">
          <text:p/>
        </draw:line>
        <draw:line draw:style-name="gr2" draw:text-style-name="P1" draw:layer="layout" svg:x1="1.173cm" svg:y1="20.05cm" svg:x2="7.673cm" svg:y2="20.05cm">
          <text:p/>
        </draw:line>
        <draw:line draw:style-name="gr2" draw:text-style-name="P1" draw:layer="layout" svg:x1="1.173cm" svg:y1="20.55cm" svg:x2="7.673cm" svg:y2="20.55cm">
          <text:p/>
        </draw:line>
        <draw:frame draw:style-name="gr8" draw:text-style-name="P9" draw:layer="layout" svg:width="0.9cm" svg:height="0.71cm" svg:x="1.085cm" svg:y="20.945cm">
          <draw:text-box>
            <text:p text:style-name="P2"><text:span text:style-name="T6">Ver</text:span></text:p>
          </draw:text-box>
        </draw:frame>
        <draw:frame draw:style-name="gr8" draw:text-style-name="P9" draw:layer="layout" svg:width="1.15cm" svg:height="0.71cm" svg:x="1.873cm" svg:y="20.945cm">
          <draw:text-box>
            <text:p text:style-name="P2"><text:span text:style-name="T6">Sheet</text:span></text:p>
          </draw:text-box>
        </draw:frame>
        <draw:frame draw:style-name="gr8" draw:text-style-name="P9" draw:layer="layout" svg:width="2.25cm" svg:height="0.71cm" svg:x="2.922cm" svg:y="20.945cm">
          <draw:text-box>
            <text:p text:style-name="P2"><text:span text:style-name="T6">Doc.No</text:span></text:p>
          </draw:text-box>
        </draw:frame>
        <draw:frame draw:style-name="gr8" draw:text-style-name="P9" draw:layer="layout" svg:width="1.5cm" svg:height="0.71cm" svg:x="5.173cm" svg:y="20.945cm">
          <draw:text-box>
            <text:p text:style-name="P2"><text:span text:style-name="T6">Sign</text:span></text:p>
          </draw:text-box>
        </draw:frame>
        <draw:frame draw:style-name="gr8" draw:text-style-name="P9" draw:layer="layout" svg:width="1.163cm" svg:height="0.71cm" svg:x="6.604cm" svg:y="20.945cm">
          <draw:text-box>
            <text:p text:style-name="P2"><text:span text:style-name="T6">Date</text:span></text:p>
          </draw:text-box>
        </draw:frame>
        <draw:line draw:style-name="gr1" draw:text-style-name="P1" draw:layer="layout" svg:x1="14.672cm" svg:y1="21.05cm" svg:x2="19.641cm" svg:y2="21.05cm">
          <text:p/>
        </draw:line>
        <draw:line draw:style-name="gr1" draw:text-style-name="P1" draw:layer="layout" svg:x1="14.672cm" svg:y1="23.05cm" svg:x2="19.641cm" svg:y2="23.05cm">
          <text:p/>
        </draw:line>
        <draw:line draw:style-name="gr1" draw:text-style-name="P1" draw:layer="layout" svg:x1="14.672cm" svg:y1="22.55cm" svg:x2="19.641cm" svg:y2="22.55cm">
          <text:p/>
        </draw:line>
        <draw:line draw:style-name="gr1" draw:text-style-name="P1" draw:layer="layout" svg:x1="16.163cm" svg:y1="20.55cm" svg:x2="16.163cm" svg:y2="22.549cm">
          <text:p/>
        </draw:line>
        <draw:line draw:style-name="gr1" draw:text-style-name="P1" draw:layer="layout" svg:x1="16.66cm" svg:y1="22.55cm" svg:x2="16.66cm" svg:y2="23.05cm">
          <text:p/>
        </draw:line>
        <draw:line draw:style-name="gr1" draw:text-style-name="P1" draw:layer="layout" svg:x1="17.902cm" svg:y1="20.55cm" svg:x2="17.902cm" svg:y2="22.549cm">
          <text:p/>
        </draw:line>
        <draw:line draw:style-name="gr2" draw:text-style-name="P1" draw:layer="layout" svg:x1="15.169cm" svg:y1="21.05cm" svg:x2="15.169cm" svg:y2="22.55cm">
          <text:p/>
        </draw:line>
        <draw:line draw:style-name="gr2" draw:text-style-name="P1" draw:layer="layout" svg:x1="15.666cm" svg:y1="21.05cm" svg:x2="15.666cm" svg:y2="22.55cm">
          <text:p/>
        </draw:line>
        <draw:frame draw:style-name="gr8" draw:text-style-name="P9" draw:layer="layout" svg:width="1.491cm" svg:height="0.71cm" svg:x="14.672cm" svg:y="20.445cm">
          <draw:text-box>
            <text:p text:style-name="P2"><text:span text:style-name="T6">Letter</text:span></text:p>
          </draw:text-box>
        </draw:frame>
        <draw:frame draw:style-name="gr8" draw:text-style-name="P9" draw:layer="layout" svg:width="1.739cm" svg:height="0.71cm" svg:x="16.163cm" svg:y="20.445cm">
          <draw:text-box>
            <text:p text:style-name="P2"><text:span text:style-name="T6">Weight</text:span></text:p>
          </draw:text-box>
        </draw:frame>
        <draw:frame draw:style-name="gr8" draw:text-style-name="P9" draw:layer="layout" svg:width="1.851cm" svg:height="0.71cm" svg:x="17.834cm" svg:y="20.445cm">
          <draw:text-box>
            <text:p text:style-name="P2"><text:span text:style-name="T6">Scale</text:span></text:p>
          </draw:text-box>
        </draw:frame>
        <draw:frame draw:style-name="gr8" draw:text-style-name="P9" draw:layer="layout" svg:width="1.988cm" svg:height="0.71cm" svg:x="14.672cm" svg:y="22.445cm">
          <draw:text-box>
            <text:p text:style-name="P2"><text:span text:style-name="T6">Sheet</text:span></text:p>
          </draw:text-box>
        </draw:frame>
        <draw:frame draw:style-name="gr8" draw:text-style-name="P9" draw:layer="layout" svg:width="2.981cm" svg:height="0.71cm" svg:x="16.66cm" svg:y="22.445cm">
          <draw:text-box>
            <text:p text:style-name="P2"><text:span text:style-name="T6">Sheets 6</text:span></text:p>
          </draw:text-box>
        </draw:frame>
        <draw:frame draw:style-name="gr10" draw:text-style-name="P9" draw:layer="layout" svg:width="0.497cm" svg:height="0.851cm" svg:x="15.132cm" svg:y="21.375cm">
          <draw:text-box>
            <text:p text:style-name="P2"><text:span text:style-name="T8">Т</text:span></text:p>
          </draw:text-box>
        </draw:frame>
        <draw:polyline draw:style-name="gr1" draw:text-style-name="P1" draw:layer="layout" svg:width="18.5cm" svg:height="5.5cm" draw:transform="rotate (-3.140894521889) translate (19.6849176078524cm 24.5505416121339cm)" svg:viewBox="0 0 18501 5501" draw:points="18501,0 0,0 0,5501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ai" svg:font-family="Arai" style:font-pitch="variable"/>
    <style:font-face style:name="Arai1" svg:font-family="Arai" style:font-adornments="Regular"/>
    <style:font-face style:name="Arai2" svg:font-family="Arai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roman" style:font-pitch="variable"/>
    <style:font-face style:name="Times New Roman" svg:font-family="'Times New Roman'" style:font-pitch="variable"/>
    <style:font-face style:name="Times New Roman1" svg:font-family="'Times New Roman', 'Times New Roman'" style:font-family-generic="roman"/>
    <style:font-face style:name="Times New Roman2" svg:font-family="'Times New Roman'"/>
    <style:font-face style:name="Times New Roman3" svg:font-family="'Times New Roman', 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2" style:font-size-asian="24pt" style:language-asian="zh" style:country-asian="CN" style:font-name-complex="Noto Sans CJK S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CJK SC1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oter" style:family="graphic">
      <style:paragraph-properties fo:margin-left="0cm" fo:margin-right="0cm" fo:line-height="115%" fo:text-align="justify" fo:text-indent="2.196cm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Times New Roman1" fo:font-family="'Times New Roman', 'Times New Roman'" style:font-family-generic="roman" fo:font-size="9pt" fo:language="ar" fo:country="SA" style:font-name-asian="Times New Roman1" style:font-family-asian="'Times New Roman', 'Times New Roman'" style:font-family-generic-asian="roman" style:font-size-asian="9pt" style:language-asian="ar" style:country-asian="SA" style:font-name-complex="Times New Roman1" style:font-family-complex="'Times New Roman', 'Times New Roman'" style:font-family-generic-complex="roman" style:font-size-complex="9pt" style:language-complex="ar" style:country-complex="SA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12T12:37:11.522687536</dc:date>
    <dc:language>ru-RU</dc:language>
    <meta:creation-date>2021-05-25T20:26:34Z</meta:creation-date>
    <meta:initial-creator>Алина Шейко Викторовна</meta:initial-creator>
    <meta:generator>LibreOffice/7.3.3.2$Linux_X86_64 LibreOffice_project/30$Build-2</meta:generator>
    <meta:editing-duration>PT13H32M17S</meta:editing-duration>
    <meta:editing-cycles>45</meta:editing-cycles>
    <meta:document-statistic meta:object-count="220"/>
  </office:meta>
</office:document-meta>
</file>